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tensorflow as tf</text:p>
      <text:p text:style-name="Standard">from tensorflow import keras</text:p>
      <text:p text:style-name="Standard">from tensorflow.keras.layers import Conv2D, Dropout, GlobalAveragePooling2D, Dense</text:p>
      <text:p text:style-name="Standard">from tensorflow.keras.preprocessing.image import ImageDataGenerator</text:p>
      <text:p text:style-name="Standard">import numpy as np</text:p>
      <text:p text:style-name="Standard">import os</text:p>
      <text:p text:style-name="Standard"/>
      <text:p text:style-name="Standard"># Set hyperparameters</text:p>
      <text:p text:style-name="Standard">IMAGE_SIZE = 224</text:p>
      <text:p text:style-name="Standard">BATCH_SIZE = 64</text:p>
      <text:p text:style-name="Standard">LEARNING_RATE = 0.001</text:p>
      <text:p text:style-name="Standard">EPOCHS = 20 <text:s/># Increased number of epochs for more training</text:p>
      <text:p text:style-name="Standard"/>
      <text:p text:style-name="Standard"># Set the path to your dataset directory (contains subdirectories for each class)</text:p>
      <text:p text:style-name="Standard">base_dir = '/kaggle/working/train'</text:p>
      <text:p text:style-name="Standard"/>
      <text:p text:style-name="Standard"># Add Gaussian noise (custom augmentation function)</text:p>
      <text:p text:style-name="Standard">def add_gaussian_noise(x):</text:p>
      <text:p text:style-name="Standard"><text:s text:c="4"/>return x + np.random.normal(0, 0.01, x.shape)</text:p>
      <text:p text:style-name="Standard"/>
      <text:p text:style-name="Standard"># Create an ImageDataGenerator for data augmentation</text:p>
      <text:p text:style-name="Standard">datagen = ImageDataGenerator(</text:p>
      <text:p text:style-name="Standard"><text:s text:c="4"/>rescale=1./255,</text:p>
      <text:p text:style-name="Standard"><text:s text:c="4"/>validation_split=0.2,</text:p>
      <text:p text:style-name="Standard"><text:s text:c="4"/>rotation_range=20,</text:p>
      <text:p text:style-name="Standard"><text:s text:c="4"/>width_shift_range=0.2,</text:p>
      <text:p text:style-name="Standard"><text:s text:c="4"/>height_shift_range=0.2,</text:p>
      <text:p text:style-name="Standard"><text:s text:c="4"/>shear_range=0.2,</text:p>
      <text:p text:style-name="Standard"><text:s text:c="4"/>zoom_range=0.2,</text:p>
      <text:p text:style-name="Standard"><text:s text:c="4"/>horizontal_flip=True,</text:p>
      <text:p text:style-name="Standard"><text:s text:c="4"/>vertical_flip=True,</text:p>
      <text:p text:style-name="Standard"><text:s text:c="4"/>brightness_range=[0.8, 1.2], <text:s/># Adjust brightness</text:p>
      <text:p text:style-name="Standard"><text:s text:c="4"/>preprocessing_function=add_gaussian_noise <text:s/># Add Gaussian noise</text:p>
      <text:p text:style-name="Standard">)</text:p>
      <text:p text:style-name="Standard"/>
      <text:p text:style-name="Standard"># Create train and validation generators using flow_from_directory</text:p>
      <text:p text:style-name="Standard">train_generator = datagen.flow_from_directory(</text:p>
      <text:p text:style-name="Standard"><text:s text:c="4"/>base_dir,</text:p>
      <text:p text:style-name="Standard"><text:s text:c="4"/>target_size=(IMAGE_SIZE, IMAGE_SIZE),</text:p>
      <text:p text:style-name="Standard"><text:s text:c="4"/>batch_size=BATCH_SIZE,</text:p>
      <text:p text:style-name="Standard"><text:s text:c="4"/>subset='training',</text:p>
      <text:p text:style-name="Standard"><text:s text:c="4"/>class_mode='categorical' <text:s/># Specify the class mode for multiple classes</text:p>
      <text:p text:style-name="Standard">)</text:p>
      <text:p text:style-name="Standard"/>
      <text:p text:style-name="Standard">val_generator = datagen.flow_from_directory(</text:p>
      <text:p text:style-name="Standard"><text:s text:c="4"/>base_dir,</text:p>
      <text:p text:style-name="Standard"><text:s text:c="4"/>target_size=(IMAGE_SIZE, IMAGE_SIZE),</text:p>
      <text:p text:style-name="Standard"><text:s text:c="4"/>batch_size=BATCH_SIZE,</text:p>
      <text:p text:style-name="Standard"><text:s text:c="4"/>subset='validation',</text:p>
      <text:p text:style-name="Standard"><text:soft-page-break/><text:s text:c="4"/>class_mode='categorical' <text:s/># Specify the class mode for multiple classes</text:p>
      <text:p text:style-name="Standard">)</text:p>
      <text:p text:style-name="Standard"/>
      <text:p text:style-name="Standard"># Print class indices</text:p>
      <text:p text:style-name="Standard">print(train_generator.class_indices)</text:p>
      <text:p text:style-name="Standard">labels = '\n'.join(sorted(train_generator.class_indices.keys()))</text:p>
      <text:p text:style-name="Standard">with open('labels.txt', 'w') as f:</text:p>
      <text:p text:style-name="Standard"><text:s text:c="4"/>f.write(labels)</text:p>
      <text:p text:style-name="Standard"/>
      <text:p text:style-name="Standard"># Load base model</text:p>
      <text:p text:style-name="Standard">IMG_SHAPE = (IMAGE_SIZE, IMAGE_SIZE, 3)</text:p>
      <text:p text:style-name="Standard">base_model = tf.keras.applications.MobileNetV2(</text:p>
      <text:p text:style-name="Standard"><text:s text:c="4"/>input_shape=IMG_SHAPE,</text:p>
      <text:p text:style-name="Standard"><text:s text:c="4"/>include_top=False,</text:p>
      <text:p text:style-name="Standard"><text:s text:c="4"/>weights='imagenet'</text:p>
      <text:p text:style-name="Standard">)</text:p>
      <text:p text:style-name="Standard">base_model.trainable = False</text:p>
      <text:p text:style-name="Standard"/>
      <text:p text:style-name="Standard"># Build model</text:p>
      <text:p text:style-name="Standard">model = keras.Sequential([</text:p>
      <text:p text:style-name="Standard"><text:s text:c="4"/>base_model,</text:p>
      <text:p text:style-name="Standard"><text:s text:c="4"/>Conv2D(32, 3, activation='relu', padding='same'),</text:p>
      <text:p text:style-name="Standard"><text:s text:c="4"/>Dropout(0.2),</text:p>
      <text:p text:style-name="Standard"><text:s text:c="4"/>GlobalAveragePooling2D(),</text:p>
      <text:p text:style-name="Standard"><text:s text:c="4"/>Dense(len(train_generator.class_indices), activation='softmax')</text:p>
      <text:p text:style-name="Standard">])</text:p>
      <text:p text:style-name="Standard"/>
      <text:p text:style-name="Standard"># Set optimizer and loss function</text:p>
      <text:p text:style-name="Standard">optimizer = keras.optimizers.Adam(learning_rate=LEARNING_RATE)</text:p>
      <text:p text:style-name="Standard">loss_function = 'categorical_crossentropy'</text:p>
      <text:p text:style-name="Standard"/>
      <text:p text:style-name="Standard"># Compile model</text:p>
      <text:p text:style-name="Standard">model.compile(</text:p>
      <text:p text:style-name="Standard"><text:s text:c="4"/>optimizer=optimizer,</text:p>
      <text:p text:style-name="Standard"><text:s text:c="4"/>loss=loss_function,</text:p>
      <text:p text:style-name="Standard"><text:s text:c="4"/>metrics=['accuracy']</text:p>
      <text:p text:style-name="Standard">)</text:p>
      <text:p text:style-name="Standard"/>
      <text:p text:style-name="Standard"># Add early stopping to prevent overfitting</text:p>
      <text:p text:style-name="Standard">early_stopping = keras.callbacks.EarlyStopping(</text:p>
      <text:p text:style-name="Standard"><text:s text:c="4"/>monitor='val_loss',</text:p>
      <text:p text:style-name="Standard"><text:s text:c="4"/>patience=10,</text:p>
      <text:p text:style-name="Standard"><text:s text:c="4"/>restore_best_weights=True</text:p>
      <text:p text:style-name="Standard">)</text:p>
      <text:p text:style-name="Standard"/>
      <text:p text:style-name="Standard">lr_scheduler = keras.callbacks.ReduceLROnPlateau(</text:p>
      <text:p text:style-name="Standard"><text:s text:c="4"/>monitor='val_loss', <text:s/># Monitor validation loss</text:p>
      <text:p text:style-name="Standard"><text:s text:c="4"/>factor=0.5, <text:s text:c="10"/># Reduce learning rate by half when triggered</text:p>
      <text:p text:style-name="Standard"><text:s text:c="4"/>patience=5, <text:s text:c="10"/># Number of epochs with no improvement before triggering</text:p>
      <text:p text:style-name="Standard"><text:soft-page-break/><text:s text:c="4"/>verbose=1, <text:s text:c="11"/># Print messages when learning rate is adjusted</text:p>
      <text:p text:style-name="Standard"><text:s text:c="4"/>min_lr=1e-6 <text:s text:c="10"/># Lower bound for the learning rate</text:p>
      <text:p text:style-name="Standard">)</text:p>
      <text:p text:style-name="Standard"/>
      <text:p text:style-name="Standard"># Train model</text:p>
      <text:p text:style-name="Standard">history = model.fit(</text:p>
      <text:p text:style-name="Standard"><text:s text:c="4"/>train_generator,</text:p>
      <text:p text:style-name="Standard"><text:s text:c="4"/>epochs=EPOCHS,</text:p>
      <text:p text:style-name="Standard"><text:s text:c="4"/>validation_data=val_generator,</text:p>
      <text:p text:style-name="Standard"><text:s text:c="4"/>callbacks=[early_stopping, lr_scheduler] <text:s/># Add early stopping callback</text:p>
      <text:p text:style-name="Standard">)</text:p>
      <text:p text:style-name="Standard"/>
      <text:p text:style-name="Standard"># Evaluate model on test set</text:p>
      <text:p text:style-name="Standard">test_dir = '/kaggle/working/test'</text:p>
      <text:p text:style-name="Standard">test_datagen = ImageDataGenerator(rescale=1./255)</text:p>
      <text:p text:style-name="Standard">test_generator = test_datagen.flow_from_directory(</text:p>
      <text:p text:style-name="Standard"><text:s text:c="4"/>test_dir,</text:p>
      <text:p text:style-name="Standard"><text:s text:c="4"/>target_size=(IMAGE_SIZE, IMAGE_SIZE),</text:p>
      <text:p text:style-name="Standard"><text:s text:c="4"/>batch_size=BATCH_SIZE,</text:p>
      <text:p text:style-name="Standard"><text:s text:c="4"/>shuffle=False,</text:p>
      <text:p text:style-name="Standard"><text:s text:c="4"/>class_mode='categorical' <text:s/># Specify the class mode for multiple classes</text:p>
      <text:p text:style-name="Standard">)</text:p>
      <text:p text:style-name="Standard">test_loss, test_acc = model.evaluate(test_generator)</text:p>
      <text:p text:style-name="Standard">print('Test accuracy:', test_acc)</text:p>
      <text:p text:style-name="Standard"/>
      <text:p text:style-name="Standard">__________</text:p>
      <text:p text:style-name="Standard"/>
      <text:p text:style-name="Standard">import os</text:p>
      <text:p text:style-name="Standard">import shutil</text:p>
      <text:p text:style-name="Standard">import random</text:p>
      <text:p text:style-name="Standard"/>
      <text:p text:style-name="Standard"># Set the path to your dataset directory</text:p>
      <text:p text:style-name="Standard">dataset_dir = '/kaggle/input/pakistan-image-currency-dataset/currencyDataset'</text:p>
      <text:p text:style-name="Standard"/>
      <text:p text:style-name="Standard"># Set the path to the output directory where train and test folders will be created</text:p>
      <text:p text:style-name="Standard">output_dir = '/kaggle/working/'</text:p>
      <text:p text:style-name="Standard"/>
      <text:p text:style-name="Standard"># Define the split ratio (80% training, 20% testing)</text:p>
      <text:p text:style-name="Standard">split_ratio = 0.8</text:p>
      <text:p text:style-name="Standard"/>
      <text:p text:style-name="Standard"># Create output directory if it doesn't exist</text:p>
      <text:p text:style-name="Standard">if not os.path.exists(output_dir):</text:p>
      <text:p text:style-name="Standard"><text:s text:c="4"/>os.makedirs(output_dir)</text:p>
      <text:p text:style-name="Standard"/>
      <text:p text:style-name="Standard"># Create train and test folders inside the output directory</text:p>
      <text:p text:style-name="Standard">train_dir = os.path.join(output_dir, 'train')</text:p>
      <text:p text:style-name="Standard">test_dir = os.path.join(output_dir, 'test')</text:p>
      <text:p text:style-name="Standard"/>
      <text:p text:style-name="Standard">os.makedirs(train_dir)</text:p>
      <text:p text:style-name="Standard"><text:soft-page-break/>os.makedirs(test_dir)</text:p>
      <text:p text:style-name="Standard"/>
      <text:p text:style-name="Standard"># List all files in the dataset directory and its subdirectories</text:p>
      <text:p text:style-name="Standard">files = []</text:p>
      <text:p text:style-name="Standard">for root, _, filenames in os.walk(dataset_dir):</text:p>
      <text:p text:style-name="Standard"><text:s text:c="4"/>for filename in filenames:</text:p>
      <text:p text:style-name="Standard"><text:s text:c="8"/>files.append(os.path.join(root, filename))</text:p>
      <text:p text:style-name="Standard"/>
      <text:p text:style-name="Standard"># Randomly shuffle the files</text:p>
      <text:p text:style-name="Standard">random.shuffle(files)</text:p>
      <text:p text:style-name="Standard"/>
      <text:p text:style-name="Standard"># Calculate the split point</text:p>
      <text:p text:style-name="Standard">split_point = int(len(files) * split_ratio)</text:p>
      <text:p text:style-name="Standard"/>
      <text:p text:style-name="Standard"># Split the files into training and testing sets</text:p>
      <text:p text:style-name="Standard">train_files = files[:split_point]</text:p>
      <text:p text:style-name="Standard">test_files = files[split_point:]</text:p>
      <text:p text:style-name="Standard"/>
      <text:p text:style-name="Standard"># Copy the files to the respective train and test folders</text:p>
      <text:p text:style-name="Standard">for file in train_files:</text:p>
      <text:p text:style-name="Standard"><text:s text:c="4"/>src = file</text:p>
      <text:p text:style-name="Standard"><text:s text:c="4"/>dst = os.path.join(train_dir, os.path.relpath(file, dataset_dir))</text:p>
      <text:p text:style-name="Standard"><text:s text:c="4"/>os.makedirs(os.path.dirname(dst), exist_ok=True)</text:p>
      <text:p text:style-name="Standard"><text:s text:c="4"/>shutil.copy(src, dst)</text:p>
      <text:p text:style-name="Standard"/>
      <text:p text:style-name="Standard">for file in test_files:</text:p>
      <text:p text:style-name="Standard"><text:s text:c="4"/>src = file</text:p>
      <text:p text:style-name="Standard"><text:s text:c="4"/>dst = os.path.join(test_dir, os.path.relpath(file, dataset_dir))</text:p>
      <text:p text:style-name="Standard"><text:s text:c="4"/>os.makedirs(os.path.dirname(dst), exist_ok=True)</text:p>
      <text:p text:style-name="Standard"><text:s text:c="4"/>shutil.copy(src, dst)</text:p>
      <text:p text:style-name="Standard"/>
      <text:p text:style-name="Standard">print(f"Dataset split into {len(train_files)} training samples and {len(test_files)} testing samples.")</text:p>
      <text:p text:style-name="Standard"/>
      <text:p text:style-name="Standard">_____________</text:p>
      <text:p text:style-name="Standard"/>
      <text:p text:style-name="Standard">import os</text:p>
      <text:p text:style-name="Standard">import shutil</text:p>
      <text:p text:style-name="Standard"/>
      <text:p text:style-name="Standard"># Set the paths to the "test" and "train" folders</text:p>
      <text:p text:style-name="Standard">test_folder_path = '/kaggle/working/test'</text:p>
      <text:p text:style-name="Standard">train_folder_path = '/kaggle/working/train'</text:p>
      <text:p text:style-name="Standard"/>
      <text:p text:style-name="Standard"># Function to delete a directory and its contents</text:p>
      <text:p text:style-name="Standard">def delete_directory(directory_path):</text:p>
      <text:p text:style-name="Standard"><text:s text:c="4"/>try:</text:p>
      <text:p text:style-name="Standard"><text:s text:c="8"/>shutil.rmtree(directory_path)</text:p>
      <text:p text:style-name="Standard"><text:s text:c="8"/>print(f"Deleted directory: {directory_path}")</text:p>
      <text:p text:style-name="Standard"><text:s text:c="4"/>except Exception as e:</text:p>
      <text:p text:style-name="Standard"><text:s text:c="8"/>print(f"Failed to delete directory {directory_path}: {e}")</text:p>
      <text:p text:style-name="Standard"><text:soft-page-break/></text:p>
      <text:p text:style-name="Standard"># Delete the "test" folder</text:p>
      <text:p text:style-name="Standard">if os.path.exists(test_folder_path):</text:p>
      <text:p text:style-name="Standard"><text:s text:c="4"/>delete_directory(test_folder_path)</text:p>
      <text:p text:style-name="Standard"/>
      <text:p text:style-name="Standard"># Delete the "train" folder</text:p>
      <text:p text:style-name="Standard">if os.path.exists(train_folder_path):</text:p>
      <text:p text:style-name="Standard"><text:s text:c="4"/>delete_directory(train_folder_path)</text:p>
      <text:p text:style-name="Standard">________________</text:p>
      <text:p text:style-name="Standard"/>
      <text:p text:style-name="Standard">import os</text:p>
      <text:p text:style-name="Standard"/>
      <text:p text:style-name="Standard"># Specify the path to the file you want to delete</text:p>
      <text:p text:style-name="Standard">file_path = '/kaggle/working/labels.txt'</text:p>
      <text:p text:style-name="Standard"/>
      <text:p text:style-name="Standard">try:</text:p>
      <text:p text:style-name="Standard"><text:s text:c="4"/># Attempt to delete the file</text:p>
      <text:p text:style-name="Standard"><text:s text:c="4"/>os.remove(file_path)</text:p>
      <text:p text:style-name="Standard"><text:s text:c="4"/>print(f"File '{file_path}' has been deleted successfully.")</text:p>
      <text:p text:style-name="Standard">except FileNotFoundError:</text:p>
      <text:p text:style-name="Standard"><text:s text:c="4"/>print(f"File '{file_path}' not found.")</text:p>
      <text:p text:style-name="Standard">except Exception as e:</text:p>
      <text:p text:style-name="Standard"><text:s text:c="4"/>print(f"An error occurred while deleting the file: {str(e)}")</text:p>
      <text:p text:style-name="Standard"/>
      <text:p text:style-name="Standard">__________</text:p>
      <text:p text:style-name="Standard"/>
      <text:p text:style-name="Standard"/>
      <text:p text:style-name="Standard"/>
      <text:p text:style-name="Standard">saved_model_dir = ''</text:p>
      <text:p text:style-name="Standard">tf.saved_model.save(model, saved_model_dir)</text:p>
      <text:p text:style-name="Standard"/>
      <text:p text:style-name="Standard">converter = tf.lite.TFLiteConverter.from_saved_model(saved_model_dir) </text:p>
      <text:p text:style-name="Standard">tflite_model = converter.convert()</text:p>
      <text:p text:style-name="Standard"/>
      <text:p text:style-name="Standard">with open('model.tflite', 'wb') as f:</text:p>
      <text:p text:style-name="Standard"><text:s text:c="2"/>f.write(tflite_model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0:52:31.023257105</meta:creation-date>
    <dc:date>2023-11-21T10:52:46.955837977</dc:date>
    <meta:editing-duration>PT17S</meta:editing-duration>
    <meta:editing-cycles>1</meta:editing-cycles>
    <meta:document-statistic meta:table-count="0" meta:image-count="0" meta:object-count="0" meta:page-count="5" meta:paragraph-count="187" meta:word-count="656" meta:character-count="6380" meta:non-whitespace-character-count="5547"/>
    <meta:generator>LibreOffice/7.3.7.2$Linux_X86_64 LibreOffice_project/30$Build-2</meta:generator>
  </office:meta>
</office:document-meta>
</file>